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 style:data-style-name="N11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eatoria" table:style-name="ta1">
        <table:shapes>
          <draw:frame draw:z-index="0" draw:style-name="gr1" draw:text-style-name="P1" svg:width="309.75mm" svg:height="196.29mm" svg:x="125.83mm" svg:y="4.52mm">
            <draw:object draw:notify-on-update-of-ranges="aleatoria.D1:aleatoria.D1 aleatoria.D2:aleatoria.D101 aleatoria.E1:aleatoria.E1 aleatoria.E2:aleatoria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ecução</text:p>
          </table:table-cell>
          <table:table-cell office:value-type="string" calcext:value-type="string">
            <text:p>Pontuação</text:p>
          </table:table-cell>
          <table:table-cell/>
          <table:table-cell office:value-type="string" calcext:value-type="string">
            <text:p>Execução</text:p>
          </table:table-cell>
          <table:table-cell office:value-type="string" calcext:value-type="string">
            <text:p>Pontuaçã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2]-3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3]-35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4]-3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5]-3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6]-35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7]-35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8]-35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9]-35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A10]-35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11]-35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12]-35"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3]-35"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4]-35"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15]-35"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16]-35"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17]-35"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18]-35"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9]-35"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20]-35"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21]-35"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22]-35"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3]-35"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A24]-35"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25]-35"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6]-35" office:value-type="float" office:value="25" calcext:value-type="float">
            <text:p>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27]-35"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28]-35"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29]-35" office:value-type="float" office:value="28" calcext:value-type="float">
            <text:p>2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30]-35" office:value-type="float" office:value="29" calcext:value-type="float">
            <text:p>2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31]-35" office:value-type="float" office:value="30" calcext:value-type="float">
            <text:p>3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32]-35" office:value-type="float" office:value="31" calcext:value-type="float">
            <text:p>3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33]-35"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A34]-35"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35]-35" office:value-type="float" office:value="34" calcext:value-type="float">
            <text:p>3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36]-35"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A37]-35"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38]-35" office:value-type="float" office:value="37" calcext:value-type="float">
            <text:p>3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[.A39]-35"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40]-35" office:value-type="float" office:value="39" calcext:value-type="float">
            <text:p>3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41]-35" office:value-type="float" office:value="40" calcext:value-type="float">
            <text:p>4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42]-35"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43]-35"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44]-35" office:value-type="float" office:value="43" calcext:value-type="float">
            <text:p>4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45]-35" office:value-type="float" office:value="44" calcext:value-type="float">
            <text:p>4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46]-35"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47]-35" office:value-type="float" office:value="46" calcext:value-type="float">
            <text:p>4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05" calcext:value-type="float">
            <text:p>-105</text:p>
          </table:table-cell>
          <table:table-cell/>
          <table:table-cell table:formula="of:=[.A48]-35" office:value-type="float" office:value="47" calcext:value-type="float">
            <text:p>47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49]-35" office:value-type="float" office:value="48" calcext:value-type="float">
            <text:p>4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50]-35" office:value-type="float" office:value="49" calcext:value-type="float">
            <text:p>49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A51]-35" office:value-type="float" office:value="50" calcext:value-type="float">
            <text:p>50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A52]-35" office:value-type="float" office:value="51" calcext:value-type="float">
            <text:p>51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53]-35" office:value-type="float" office:value="52" calcext:value-type="float">
            <text:p>52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A54]-35" office:value-type="float" office:value="53" calcext:value-type="float">
            <text:p>53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55]-35" office:value-type="float" office:value="54" calcext:value-type="float">
            <text:p>54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56]-35" office:value-type="float" office:value="55" calcext:value-type="float">
            <text:p>55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57]-35" office:value-type="float" office:value="56" calcext:value-type="float">
            <text:p>56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58]-35" office:value-type="float" office:value="57" calcext:value-type="float">
            <text:p>57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A59]-35" office:value-type="float" office:value="58" calcext:value-type="float">
            <text:p>58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[.A60]-35" office:value-type="float" office:value="59" calcext:value-type="float">
            <text:p>59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61]-35" office:value-type="float" office:value="60" calcext:value-type="float">
            <text:p>60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62]-35" office:value-type="float" office:value="61" calcext:value-type="float">
            <text:p>61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63]-35" office:value-type="float" office:value="62" calcext:value-type="float">
            <text:p>62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64]-35" office:value-type="float" office:value="63" calcext:value-type="float">
            <text:p>63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65]-35" office:value-type="float" office:value="64" calcext:value-type="float">
            <text:p>64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66]-35" office:value-type="float" office:value="65" calcext:value-type="float">
            <text:p>6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67]-35" office:value-type="float" office:value="66" calcext:value-type="float">
            <text:p>66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68]-35" office:value-type="float" office:value="67" calcext:value-type="float">
            <text:p>67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69]-35" office:value-type="float" office:value="68" calcext:value-type="float">
            <text:p>68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70]-35" office:value-type="float" office:value="69" calcext:value-type="float">
            <text:p>69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71]-35" office:value-type="float" office:value="70" calcext:value-type="float">
            <text:p>70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72]-35" office:value-type="float" office:value="71" calcext:value-type="float">
            <text:p>71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73]-35" office:value-type="float" office:value="72" calcext:value-type="float">
            <text:p>7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74]-35" office:value-type="float" office:value="73" calcext:value-type="float">
            <text:p>73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75]-35" office:value-type="float" office:value="74" calcext:value-type="float">
            <text:p>74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03" calcext:value-type="float">
            <text:p>-103</text:p>
          </table:table-cell>
          <table:table-cell/>
          <table:table-cell table:formula="of:=[.A76]-35" office:value-type="float" office:value="75" calcext:value-type="float">
            <text:p>75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77]-35" office:value-type="float" office:value="76" calcext:value-type="float">
            <text:p>76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78]-35" office:value-type="float" office:value="77" calcext:value-type="float">
            <text:p>77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79]-35" office:value-type="float" office:value="78" calcext:value-type="float">
            <text:p>78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80]-35" office:value-type="float" office:value="79" calcext:value-type="float">
            <text:p>79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81]-35" office:value-type="float" office:value="80" calcext:value-type="float">
            <text:p>80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/>
          <table:table-cell table:formula="of:=[.A82]-35" office:value-type="float" office:value="81" calcext:value-type="float">
            <text:p>81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83]-35" office:value-type="float" office:value="82" calcext:value-type="float">
            <text:p>8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84]-35" office:value-type="float" office:value="83" calcext:value-type="float">
            <text:p>83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85]-35" office:value-type="float" office:value="84" calcext:value-type="float">
            <text:p>84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6]-35" office:value-type="float" office:value="85" calcext:value-type="float">
            <text:p>85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7]-35" office:value-type="float" office:value="86" calcext:value-type="float">
            <text:p>86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88]-35" office:value-type="float" office:value="87" calcext:value-type="float">
            <text:p>87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89]-35" office:value-type="float" office:value="88" calcext:value-type="float">
            <text:p>88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90]-35" office:value-type="float" office:value="89" calcext:value-type="float">
            <text:p>89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91]-35" office:value-type="float" office:value="90" calcext:value-type="float">
            <text:p>90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[.A92]-35" office:value-type="float" office:value="91" calcext:value-type="float">
            <text:p>91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93]-35" office:value-type="float" office:value="92" calcext:value-type="float">
            <text:p>9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94]-35" office:value-type="float" office:value="93" calcext:value-type="float">
            <text:p>93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95]-35" office:value-type="float" office:value="94" calcext:value-type="float">
            <text:p>94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96]-35" office:value-type="float" office:value="95" calcext:value-type="float">
            <text:p>95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97]-35" office:value-type="float" office:value="96" calcext:value-type="float">
            <text:p>96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A98]-35" office:value-type="float" office:value="97" calcext:value-type="float">
            <text:p>97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99]-35" office:value-type="float" office:value="98" calcext:value-type="float">
            <text:p>98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A100]-35" office:value-type="float" office:value="99" calcext:value-type="float">
            <text:p>99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05" calcext:value-type="float">
            <text:p>-105</text:p>
          </table:table-cell>
          <table:table-cell/>
          <table:table-cell table:formula="of:=[.A101]-35" office:value-type="float" office:value="100" calcext:value-type="float">
            <text:p>100</text:p>
          </table:table-cell>
          <table:table-cell office:value-type="float" office:value="-109" calcext:value-type="float">
            <text:p>-109</text:p>
          </table:table-cell>
        </table:table-row>
      </table:table>
      <table:table table:name="algoritmo" table:style-name="ta1">
        <table:shapes>
          <draw:frame draw:z-index="0" draw:style-name="gr1" draw:text-style-name="P1" svg:width="304.79mm" svg:height="188.06mm" svg:x="198.52mm" svg:y="6.11mm">
            <draw:object draw:notify-on-update-of-ranges="algoritmo.E1:algoritmo.E1 algoritmo.E2:algoritmo.E101 algoritmo.F1:algoritmo.F1 algoritmo.F2:algoritmo.F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ecução</text:p>
          </table:table-cell>
          <table:table-cell office:value-type="string" calcext:value-type="string">
            <text:p>Pontuação</text:p>
          </table:table-cell>
          <table:table-cell table:number-columns-repeated="2"/>
          <table:table-cell office:value-type="string" calcext:value-type="string">
            <text:p>Execução</text:p>
          </table:table-cell>
          <table:table-cell office:value-type="string" calcext:value-type="string">
            <text:p>Pontuaçã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2]-13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3]-135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4]-13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5]-13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6]-135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7]-135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8]-135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9]-135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10]-135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11]-135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12]-135"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13]-135"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14]-135"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15]-135"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16]-135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17]-135"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18]-135"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19]-135"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20]-135"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21]-135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22]-135"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23]-135"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24]-135"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25]-135"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26]-135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27]-135"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28]-135"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29]-135"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30]-135"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31]-135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32]-135"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33]-135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34]-135"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35]-135"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36]-135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37]-135"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38]-135"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39]-135"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40]-135"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41]-135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42]-135"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43]-135"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44]-135"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45]-135"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46]-135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47]-135"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48]-135"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49]-135"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50]-135"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51]-135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52]-135"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53]-135"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54]-135"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55]-135"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56]-135"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57]-135"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58]-135"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59]-135"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60]-135"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61]-135"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62]-135"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63]-135" office:value-type="float" office:value="62" calcext:value-type="float">
            <text:p>6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64]-135" office:value-type="float" office:value="63" calcext:value-type="float">
            <text:p>6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65]-135" office:value-type="float" office:value="64" calcext:value-type="float">
            <text:p>6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66]-135" office:value-type="float" office:value="65" calcext:value-type="float">
            <text:p>6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67]-135" office:value-type="float" office:value="66" calcext:value-type="float">
            <text:p>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68]-135" office:value-type="float" office:value="67" calcext:value-type="float">
            <text:p>6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69]-135"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70]-135" office:value-type="float" office:value="69" calcext:value-type="float">
            <text:p>6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71]-135" office:value-type="float" office:value="70" calcext:value-type="float">
            <text:p>7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72]-135" office:value-type="float" office:value="71" calcext:value-type="float">
            <text:p>7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73]-135" office:value-type="float" office:value="72" calcext:value-type="float">
            <text:p>7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74]-135" office:value-type="float" office:value="73" calcext:value-type="float">
            <text:p>7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75]-135" office:value-type="float" office:value="74" calcext:value-type="float">
            <text:p>74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76]-135" office:value-type="float" office:value="75" calcext:value-type="float">
            <text:p>75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77]-135" office:value-type="float" office:value="76" calcext:value-type="float">
            <text:p>76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78]-135" office:value-type="float" office:value="77" calcext:value-type="float">
            <text:p>77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79]-135" office:value-type="float" office:value="78" calcext:value-type="float">
            <text:p>78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80]-135" office:value-type="float" office:value="79" calcext:value-type="float">
            <text:p>79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81]-135" office:value-type="float" office:value="80" calcext:value-type="float">
            <text:p>80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82]-135" office:value-type="float" office:value="81" calcext:value-type="float">
            <text:p>81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83]-135" office:value-type="float" office:value="82" calcext:value-type="float">
            <text:p>8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84]-135" office:value-type="float" office:value="83" calcext:value-type="float">
            <text:p>83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85]-135" office:value-type="float" office:value="84" calcext:value-type="float">
            <text:p>84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86]-135" office:value-type="float" office:value="85" calcext:value-type="float">
            <text:p>85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87]-135" office:value-type="float" office:value="86" calcext:value-type="float">
            <text:p>86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88]-135" office:value-type="float" office:value="87" calcext:value-type="float">
            <text:p>87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89]-135" office:value-type="float" office:value="88" calcext:value-type="float">
            <text:p>88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90]-135" office:value-type="float" office:value="89" calcext:value-type="float">
            <text:p>89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91]-135" office:value-type="float" office:value="90" calcext:value-type="float">
            <text:p>90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92]-135" office:value-type="float" office:value="91" calcext:value-type="float">
            <text:p>91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93]-135" office:value-type="float" office:value="92" calcext:value-type="float">
            <text:p>9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94]-135" office:value-type="float" office:value="93" calcext:value-type="float">
            <text:p>93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95]-135" office:value-type="float" office:value="94" calcext:value-type="float">
            <text:p>94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96]-135" office:value-type="float" office:value="95" calcext:value-type="float">
            <text:p>95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97]-135" office:value-type="float" office:value="96" calcext:value-type="float">
            <text:p>96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98]-135" office:value-type="float" office:value="97" calcext:value-type="float">
            <text:p>97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A99]-135" office:value-type="float" office:value="98" calcext:value-type="float">
            <text:p>98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A100]-135" office:value-type="float" office:value="99" calcext:value-type="float">
            <text:p>99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09" calcext:value-type="float">
            <text:p>-109</text:p>
          </table:table-cell>
          <table:table-cell table:number-columns-repeated="2"/>
          <table:table-cell table:formula="of:=[.A101]-135" office:value-type="float" office:value="100" calcext:value-type="float">
            <text:p>100</text:p>
          </table:table-cell>
          <table:table-cell office:value-type="float" office:value="-109" calcext:value-type="float">
            <text:p>-109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 table:number-rows-repeated="18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4">
            <text:p>Algorítmo</text:p>
          </table:table-cell>
          <table:table-cell table:style-name="ce2" office:value-type="string" calcext:value-type="string">
            <text:p>Porcentagem</text:p>
          </table:table-cell>
          <table:table-cell table:style-name="ce2" office:value-type="string" calcext:value-type="string">
            <text:p>Pontuação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61" calcext:value-type="percentage">
            <text:p>61,00%</text:p>
          </table:table-cell>
          <table:table-cell table:style-name="ce2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12" calcext:value-type="percentage">
            <text:p>12,00%</text:p>
          </table:table-cell>
          <table:table-cell table:style-name="ce2" office:value-type="float" office:value="-3" calcext:value-type="float">
            <text:p>-3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27" calcext:value-type="percentage">
            <text:p>27,00%</text:p>
          </table:table-cell>
          <table:table-cell table:style-name="ce2" office:value-type="float" office:value="-109" calcext:value-type="float">
            <text:p>-109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 table:number-columns-spanned="1" table:number-rows-spanned="14">
            <text:p>Aleatório</text:p>
          </table:table-cell>
          <table:table-cell table:style-name="ce2" office:value-type="string" calcext:value-type="string">
            <text:p>Porcentagem</text:p>
          </table:table-cell>
          <table:table-cell table:style-name="ce2" office:value-type="string" calcext:value-type="string">
            <text:p>Pontuação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11" calcext:value-type="percentage">
            <text:p>11,00%</text:p>
          </table:table-cell>
          <table:table-cell table:style-name="ce2"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17" calcext:value-type="percentage">
            <text:p>17,00%</text:p>
          </table:table-cell>
          <table:table-cell table:style-name="ce2" office:value-type="float" office:value="-3" calcext:value-type="float">
            <text:p>-3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05" calcext:value-type="percentage">
            <text:p>5,00%</text:p>
          </table:table-cell>
          <table:table-cell table:style-name="ce2" office:value-type="float" office:value="-5" calcext:value-type="float">
            <text:p>-5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07" calcext:value-type="percentage">
            <text:p>7,00%</text:p>
          </table:table-cell>
          <table:table-cell table:style-name="ce2" office:value-type="float" office:value="-7" calcext:value-type="float">
            <text:p>-7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01" calcext:value-type="percentage">
            <text:p>1,00%</text:p>
          </table:table-cell>
          <table:table-cell table:style-name="ce2" office:value-type="float" office:value="-9" calcext:value-type="float">
            <text:p>-9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02" calcext:value-type="percentage">
            <text:p>2,00%</text:p>
          </table:table-cell>
          <table:table-cell table:style-name="ce2" office:value-type="float" office:value="-11" calcext:value-type="float">
            <text:p>-11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02" calcext:value-type="percentage">
            <text:p>2,00%</text:p>
          </table:table-cell>
          <table:table-cell table:style-name="ce2" office:value-type="float" office:value="-15" calcext:value-type="float">
            <text:p>-15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01" calcext:value-type="percentage">
            <text:p>1,00%</text:p>
          </table:table-cell>
          <table:table-cell table:style-name="ce2" office:value-type="float" office:value="-19" calcext:value-type="float">
            <text:p>-19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02" calcext:value-type="percentage">
            <text:p>2,00%</text:p>
          </table:table-cell>
          <table:table-cell table:style-name="ce2" office:value-type="float" office:value="-23" calcext:value-type="float">
            <text:p>-23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11" calcext:value-type="percentage">
            <text:p>11,00%</text:p>
          </table:table-cell>
          <table:table-cell table:style-name="ce2" office:value-type="float" office:value="-101" calcext:value-type="float">
            <text:p>-101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08" calcext:value-type="percentage">
            <text:p>8,00%</text:p>
          </table:table-cell>
          <table:table-cell table:style-name="ce2" office:value-type="float" office:value="-103" calcext:value-type="float">
            <text:p>-103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02" calcext:value-type="percentage">
            <text:p>2,00%</text:p>
          </table:table-cell>
          <table:table-cell table:style-name="ce2" office:value-type="float" office:value="-105" calcext:value-type="float">
            <text:p>-105</text:p>
          </table:table-cell>
        </table:table-row>
        <table:table-row table:style-name="ro1">
          <table:table-cell table:number-columns-repeated="4"/>
          <table:covered-table-cell table:style-name="ce2"/>
          <table:table-cell table:style-name="ce3" office:value-type="percentage" office:value="0.31" calcext:value-type="percentage">
            <text:p>31,00%</text:p>
          </table:table-cell>
          <table:table-cell table:style-name="ce2" office:value-type="float" office:value="-109" calcext:value-type="float">
            <text:p>-109</text:p>
          </table:table-cell>
        </table:table-row>
      </table:table>
      <table:named-expressions/>
      <table:database-ranges>
        <table:database-range table:name="__Anonymous_Sheet_DB__0" table:target-range-address="aleatoria.D1:aleatoria.E101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algoritmo.E1:algoritmo.F10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5:22:48.338327570</meta:creation-date>
    <dc:date>2018-05-28T15:46:55.212749916</dc:date>
    <meta:editing-duration>PT3M25S</meta:editing-duration>
    <meta:editing-cycles>1</meta:editing-cycles>
    <meta:document-statistic meta:table-count="3" meta:cell-count="846" meta:object-count="2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976cm" svg:height="19.63cm" xlink:href=".." xlink:type="simple" chart:class="chart:scatter" chart:style-name="ch1">
        <chart:legend chart:legend-position="end" svg:x="27.992cm" svg:y="9.516cm" style:legend-expansion="high" chart:style-name="ch2"/>
        <chart:plot-area chart:style-name="ch3" table:cell-range-address="aleatoria.D1:aleatoria.E101" chart:data-source-has-labels="row" svg:x="0.619cm" svg:y="0.392cm" svg:width="26.754cm" svg:height="18.846cm">
          <chartooo:coordinate-region svg:x="1.531cm" svg:y="0.591cm" svg:width="25.562cm" svg:height="18.44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eatoria.E2:aleatoria.E101" chart:label-cell-address="aleatoria.E1:aleatoria.E1" chart:class="chart:scatter">
            <chart:domain table:cell-range-address="aleatoria.D2:aleatoria.D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ontuação</text:p>
                <draw:g>
                  <svg:desc>aleatoria.E1:aleator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eatoria.D2:aleatoria.D101</svg:desc>
                </draw:g>
              </table:table-cell>
              <table:table-cell office:value-type="float" office:value="-1">
                <text:p>-1</text:p>
                <draw:g>
                  <svg:desc>aleatoria.E2:aleatoria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109">
                <text:p>-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8cm" svg:height="18.807cm" xlink:href=".." xlink:type="simple" chart:class="chart:scatter" chart:style-name="ch1">
        <chart:legend chart:legend-position="end" svg:x="27.496cm" svg:y="9.104cm" style:legend-expansion="high" chart:style-name="ch2"/>
        <chart:plot-area chart:style-name="ch3" table:cell-range-address="algoritmo.E1:algoritmo.F101" chart:data-source-has-labels="row" svg:x="0.609cm" svg:y="0.376cm" svg:width="26.278cm" svg:height="18.055cm">
          <chartooo:coordinate-region svg:x="1.521cm" svg:y="0.575cm" svg:width="25.086cm" svg:height="17.65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goritmo.F2:algoritmo.F101" chart:label-cell-address="algoritmo.F1:algoritmo.F1" chart:class="chart:scatter">
            <chart:domain table:cell-range-address="algoritmo.E2:algoritmo.E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ontuação</text:p>
                <draw:g>
                  <svg:desc>algoritmo.F1:algoritmo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goritmo.E2:algoritmo.E101</svg:desc>
                </draw:g>
              </table:table-cell>
              <table:table-cell office:value-type="float" office:value="-1">
                <text:p>-1</text:p>
                <draw:g>
                  <svg:desc>algoritmo.F2:algoritmo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109">
                <text:p>-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